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8a01" officeooo:paragraph-rsid="000d8a01"/>
    </style:style>
    <style:style style:name="P2" style:family="paragraph" style:parent-style-name="Standard">
      <style:text-properties officeooo:rsid="000f0ce2" officeooo:paragraph-rsid="000f0ce2"/>
    </style:style>
    <style:style style:name="P3" style:family="paragraph" style:parent-style-name="Standard">
      <style:text-properties officeooo:rsid="000f0ce2" officeooo:paragraph-rsid="0010acbd"/>
    </style:style>
    <style:style style:name="P4" style:family="paragraph" style:parent-style-name="Standard">
      <style:text-properties officeooo:rsid="0010acbd" officeooo:paragraph-rsid="0010acbd"/>
    </style:style>
    <style:style style:name="P5" style:family="paragraph" style:parent-style-name="Standard">
      <style:text-properties officeooo:rsid="0010acbd" officeooo:paragraph-rsid="00128f3a"/>
    </style:style>
    <style:style style:name="P6" style:family="paragraph" style:parent-style-name="Standard">
      <style:text-properties officeooo:rsid="00146ae3" officeooo:paragraph-rsid="00146ae3"/>
    </style:style>
    <style:style style:name="P7" style:family="paragraph" style:parent-style-name="Standard">
      <style:text-properties officeooo:rsid="00146ae3" officeooo:paragraph-rsid="001578e3"/>
    </style:style>
    <style:style style:name="P8" style:family="paragraph" style:parent-style-name="Standard">
      <style:text-properties officeooo:rsid="00146ae3" officeooo:paragraph-rsid="001640f8"/>
    </style:style>
    <style:style style:name="P9" style:family="paragraph" style:parent-style-name="Standard">
      <style:text-properties officeooo:rsid="00146ae3" officeooo:paragraph-rsid="0017e7aa"/>
    </style:style>
    <style:style style:name="P10" style:family="paragraph" style:parent-style-name="Standard">
      <style:text-properties officeooo:rsid="0018a19f" officeooo:paragraph-rsid="0018a19f"/>
    </style:style>
    <style:style style:name="P11" style:family="paragraph" style:parent-style-name="Standard">
      <style:text-properties officeooo:rsid="001abb7d" officeooo:paragraph-rsid="001abb7d"/>
    </style:style>
    <style:style style:name="P12" style:family="paragraph" style:parent-style-name="Standard">
      <style:text-properties officeooo:rsid="001c6cc4" officeooo:paragraph-rsid="001c6cc4"/>
    </style:style>
    <style:style style:name="P13" style:family="paragraph" style:parent-style-name="Standard">
      <style:text-properties officeooo:rsid="001d6a36" officeooo:paragraph-rsid="001d6a36"/>
    </style:style>
    <style:style style:name="T1" style:family="text">
      <style:text-properties officeooo:rsid="0010acbd"/>
    </style:style>
    <style:style style:name="T2" style:family="text">
      <style:text-properties officeooo:rsid="00128f3a"/>
    </style:style>
    <style:style style:name="T3" style:family="text">
      <style:text-properties officeooo:rsid="001578e3"/>
    </style:style>
    <style:style style:name="T4" style:family="text">
      <style:text-properties officeooo:rsid="0018a19f"/>
    </style:style>
    <style:style style:name="T5" style:family="text">
      <style:text-properties officeooo:rsid="001b76b7"/>
    </style:style>
    <style:style style:name="T6" style:family="text">
      <style:text-properties officeooo:rsid="001d6a36"/>
    </style:style>
    <style:style style:name="T7" style:family="text">
      <style:text-properties officeooo:rsid="001ef4b2"/>
    </style:style>
    <style:style style:name="T8" style:family="text">
      <style:text-properties officeooo:rsid="001f41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l agglomeration parse arguments :-</text:p>
      <text:p text:style-name="P1"/>
      <text:p text:style-name="P1">* size_of_edges :- Total number of edges in a a given volume.</text:p>
      <text:p text:style-name="P1">* size_of_borders : - <text:s/>Number of borders for a single label-edge pair.</text:p>
      <text:p text:style-name="P1">* adjacency_Matrix :- Use adjacency Matrix check for rag creation( this is important to avoid <text:s text:c="3"/>duplicates.)</text:p>
      <text:p text:style-name="P1">* label_count :- The number of labels to be processed at a time for rag creation.</text:p>
      <text:p text:style-name="P1"/>
      <text:p text:style-name="P4">The adjacency matrix is a full adjacency matrix with height equal to the number of 'label_count' and width equal to the total number of supervoxels in the data volume.</text:p>
      <text:p text:style-name="P1"/>
      <text:p text:style-name="P2">The basic flow of algorithm for the creation of the RAG:</text:p>
      <text:p text:style-name="P2"/>
      <text:p text:style-name="P2">-- The outer loop iterates over labels processing 'label_count' number of labels at a time.</text:p>
      <text:p text:style-name="P3"><text:s text:c="3"/>-- The inner loop iterates <text:span text:style-name="T1">voxel wise over the entire data volume.</text:span></text:p>
      <text:p text:style-name="P3"><text:s text:c="6"/>-- <text:span text:style-name="T1">if 'adjacency_Matrix' mode <text:s/>then calculate the respective label-edge index and check if the label- <text:s text:c="4"/>edge pair has been already added or not.</text:span></text:p>
      <text:p text:style-name="P3"><text:span text:style-name="T1"><text:s text:c="9"/>-- if not added then add it to the current list of edges and mark the edge as marked in the adjacency.</text:span></text:p>
      <text:p text:style-name="P3"><text:span text:style-name="T1"><text:s text:c="9"/>-- Reset the adjacency Matrix.</text:span></text:p>
      <text:p text:style-name="P3"><text:s text:c="9"/>-- <text:span text:style-name="T1">Check next set of labels.</text:span></text:p>
      <text:p text:style-name="P3">-- <text:span text:style-name="T1">Post processing for duplicates if any.( this is useful if the adjacency_Matrix mode is switched off)</text:span></text:p>
      <text:p text:style-name="P3">-- <text:span text:style-name="T1">After removing the duplicates transfer the list of edges to the python data structure for edges. </text:span></text:p>
      <text:p text:style-name="P3"><text:span text:style-name="T1"><text:s/></text:span></text:p>
      <text:p text:style-name="P4">The basic flow of algorithm for the calculation of borders</text:p>
      <text:p text:style-name="P4"/>
      <text:p text:style-name="P4">-- <text:span text:style-name="T2">Iterate over the entire volume voxel wise.</text:span></text:p>
      <text:p text:style-name="P5"><text:s text:c="4"/>-- <text:span text:style-name="T2">For each label add the border voxel indices from its nearest neighbor bounding box. <text:s/></text:span></text:p>
      <text:p text:style-name="P5">-- <text:span text:style-name="T2">Remove duplicates from the list.</text:span> </text:p>
      <text:p text:style-name="P5">-- <text:span text:style-name="T2">Store the resulting border pixels in the respective python data structure.</text:span></text:p>
      <text:p text:style-name="P5"/>
      <text:p text:style-name="P6">Parallel agglomeration parse arguments :-</text:p>
      <text:p text:style-name="P6"/>
      <text:p text:style-name="P6">* blockdim :- size of block on the gpu.(Maximum num<text:span text:style-name="T3">ber of threads launched in a block is 1024 and that is x*y*z</text:span>). <text:span text:style-name="T7">The best result was obtained for 8 ,8, 8.</text:span></text:p>
      <text:p text:style-name="P6">* <text:span text:style-name="T3">batch_edges :- The number of edges processed in a batch on the gpu.</text:span></text:p>
      <text:p text:style-name="P7">* <text:span text:style-name="T3">batch_borders :- The number of borders processed in a batch on the gpu.</text:span></text:p>
      <text:p text:style-name="P8"><text:span text:style-name="T3">* label_jump_borders :- Number of labels to be processed at a time on the gpu to calculate the borders.</text:span></text:p>
      <text:p text:style-name="P9"><text:span text:style-name="T3">* tmp_edge_size :- the width of the temporary <text:s/>label-edge data structure created after all the edges for the volume have been calculated. This is passed to the build_frag_nearest_neigh.</text:span></text:p>
      <text:p text:style-name="P9"/>
      <text:p text:style-name="P10">Some design/data structure choices - </text:p>
      <text:p text:style-name="P9"/>
      <text:p text:style-name="P9"><text:span text:style-name="T4">'tmp_lab_edges' – This is a 2D numpy array created after the creation of RAG to store all the edges of a label in a way such that the first column is the <text:s/>labels and the rows are the corresponding pair of edges for that label. This structure helps in calculating <text:s/>the indexing for storing the borders for respective label-edge pair.</text:span></text:p>
      <text:p text:style-name="P9"/>
      <text:p text:style-name="P11">The borders <text:span text:style-name="T5">or the rag creation is done iteratively over sets of labels:</text:span></text:p>
      <text:p text:style-name="P12"><text:soft-page-break/>For serial Implementation – Because it is wasteful to store an entire adjacency matrix on the d<text:span text:style-name="T6">isk.</text:span></text:p>
      <text:p text:style-name="P12"/>
      <text:p text:style-name="P13">For gpu Implementation – Because the entire adjacency Matrix does not fit in gpu memory therefore, it is processed in batches. Also this is way faster then processing the entire RAG at a time. The same applies for the calculation of the borders.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3:51:56.526458580</meta:creation-date>
    <dc:date>2017-09-08T13:28:39.662165116</dc:date>
    <meta:editing-duration>PT46M46S</meta:editing-duration>
    <meta:editing-cycles>6</meta:editing-cycles>
    <meta:generator>LibreOffice/5.0.6.2$Linux_X86_64 LibreOffice_project/00$Build-2</meta:generator>
    <meta:document-statistic meta:table-count="0" meta:image-count="0" meta:object-count="0" meta:page-count="2" meta:paragraph-count="32" meta:word-count="515" meta:character-count="3008" meta:non-whitespace-character-count="2460"/>
  </office:meta>
</office:document-meta>
</file>